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resultaat_5f_S1_5f_ref" style:display-name="resultaat_S1_ref" style:family="table">
      <style:table-properties style:width="14.023cm" fo:margin-left="0.434cm" fo:margin-right="2.544cm" table:align="margins"/>
    </style:style>
    <style:style style:name="resultaat_5f_S1_5f_ref.A" style:display-name="resultaat_S1_ref.A" style:family="table-column">
      <style:table-column-properties style:column-width="3.149cm" style:rel-column-width="1785*"/>
    </style:style>
    <style:style style:name="resultaat_5f_S1_5f_ref.B" style:display-name="resultaat_S1_ref.B" style:family="table-column">
      <style:table-column-properties style:column-width="2.514cm" style:rel-column-width="1425*"/>
    </style:style>
    <style:style style:name="resultaat_5f_S1_5f_ref.C" style:display-name="resultaat_S1_ref.C" style:family="table-column">
      <style:table-column-properties style:column-width="2.355cm" style:rel-column-width="1335*"/>
    </style:style>
    <style:style style:name="resultaat_5f_S1_5f_ref.D" style:display-name="resultaat_S1_ref.D" style:family="table-column">
      <style:table-column-properties style:column-width="3.281cm" style:rel-column-width="1860*"/>
    </style:style>
    <style:style style:name="resultaat_5f_S1_5f_ref.E" style:display-name="resultaat_S1_ref.E" style:family="table-column">
      <style:table-column-properties style:column-width="2.725cm" style:rel-column-width="1545*"/>
    </style:style>
    <style:style style:name="resultaat_5f_S1_5f_ref.A1" style:display-name="resultaat_S1_ref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sultaat_5f_S1_5f_ref.E1" style:display-name="resultaat_S1_ref.E1" style:family="table-cell">
      <style:table-cell-properties fo:padding="0.097cm" fo:border="0.002cm solid #000000"/>
    </style:style>
    <style:style style:name="resultaat_5f_S1_5f_ref.A2" style:display-name="resultaat_S1_ref.A2" style:family="table-cell">
      <style:table-cell-properties fo:padding="0.097cm" fo:border-left="0.002cm solid #000000" fo:border-right="none" fo:border-top="none" fo:border-bottom="0.002cm solid #000000"/>
    </style:style>
    <style:style style:name="resultaat_5f_S1_5f_ref.E2" style:display-name="resultaat_S1_ref.E2" style:family="table-cell">
      <style:table-cell-properties fo:padding="0.097cm" fo:border-left="0.002cm solid #000000" fo:border-right="0.002cm solid #000000" fo:border-top="none" fo:border-bottom="0.002cm solid #000000"/>
    </style:style>
    <style:style style:name="resultaat_5f_S1_5f_ref.E4" style:display-name="resultaat_S1_ref.E4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L1">
      <style:text-properties fo:font-weight="normal" style:font-weight-asian="normal" style:font-weight-complex="normal"/>
    </style:style>
    <style:style style:name="P5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Table_20_Contents"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1 tegen S1 referentie (NCBI)</text:p>
      <text:p text:style-name="P1"/>
      <text:p text:style-name="Standard">Inserties : </text:p>
      <text:p text:style-name="Standard"><text:tab/><text:span text:style-name="T1">automatische detecie 0, visuele controle 3.</text:span><text:tab/></text:p>
      <text:p text:style-name="Standard"/>
      <table:table table:name="resultaat_S1_ref" table:style-name="resultaat_5f_S1_5f_ref">
        <table:table-column table:style-name="resultaat_5f_S1_5f_ref.A"/>
        <table:table-column table:style-name="resultaat_5f_S1_5f_ref.B"/>
        <table:table-column table:style-name="resultaat_5f_S1_5f_ref.C"/>
        <table:table-column table:style-name="resultaat_5f_S1_5f_ref.D"/>
        <table:table-column table:style-name="resultaat_5f_S1_5f_ref.E"/>
        <table:table-row>
          <table:table-cell table:style-name="resultaat_5f_S1_5f_ref.A1" office:value-type="string">
            <text:p text:style-name="Table_20_Contents">Chrom</text:p>
          </table:table-cell>
          <table:table-cell table:style-name="resultaat_5f_S1_5f_ref.A1" office:value-type="string">
            <text:p text:style-name="Table_20_Contents">Pos</text:p>
          </table:table-cell>
          <table:table-cell table:style-name="resultaat_5f_S1_5f_ref.A1" office:value-type="string">
            <text:p text:style-name="Table_20_Contents">Type</text:p>
          </table:table-cell>
          <table:table-cell table:style-name="resultaat_5f_S1_5f_ref.A1" office:value-type="string">
            <text:p text:style-name="Table_20_Contents">Description</text:p>
          </table:table-cell>
          <table:table-cell table:style-name="resultaat_5f_S1_5f_ref.E1" office:value-type="string">
            <text:p text:style-name="Table_20_Contents">hoogte</text:p>
          </table:table-cell>
        </table:table-row>
        <table:table-row>
          <table:table-cell table:style-name="resultaat_5f_S1_5f_ref.A2" office:value-type="string">
            <text:p text:style-name="P5">NC_007643</text:p>
          </table:table-cell>
          <table:table-cell table:style-name="resultaat_5f_S1_5f_ref.A2" office:value-type="string">
            <text:p text:style-name="P6">2.445.000</text:p>
          </table:table-cell>
          <table:table-cell table:style-name="resultaat_5f_S1_5f_ref.A2" office:value-type="string">
            <text:p text:style-name="P6">Ins</text:p>
          </table:table-cell>
          <table:table-cell table:style-name="resultaat_5f_S1_5f_ref.A2" office:value-type="string">
            <text:p text:style-name="P6">Rru_A2108</text:p>
          </table:table-cell>
          <table:table-cell table:style-name="resultaat_5f_S1_5f_ref.E2" office:value-type="string">
            <text:p text:style-name="P6">8</text:p>
          </table:table-cell>
        </table:table-row>
        <table:table-row>
          <table:table-cell table:style-name="resultaat_5f_S1_5f_ref.A2" office:value-type="string">
            <text:p text:style-name="P2">NC_007643</text:p>
          </table:table-cell>
          <table:table-cell table:style-name="resultaat_5f_S1_5f_ref.A2" office:value-type="string">
            <text:p text:style-name="Table_20_Contents">2.647.000</text:p>
          </table:table-cell>
          <table:table-cell table:style-name="resultaat_5f_S1_5f_ref.A2" office:value-type="string">
            <text:p text:style-name="Table_20_Contents">Ins</text:p>
          </table:table-cell>
          <table:table-cell table:style-name="resultaat_5f_S1_5f_ref.A2" office:value-type="string">
            <text:p text:style-name="Table_20_Contents">CysD (Rru_A2289)</text:p>
          </table:table-cell>
          <table:table-cell table:style-name="resultaat_5f_S1_5f_ref.E2" office:value-type="string">
            <text:p text:style-name="Table_20_Contents">20</text:p>
          </table:table-cell>
        </table:table-row>
        <table:table-row>
          <table:table-cell table:style-name="resultaat_5f_S1_5f_ref.A2" office:value-type="string">
            <text:p text:style-name="P5">NC_007643</text:p>
          </table:table-cell>
          <table:table-cell table:style-name="resultaat_5f_S1_5f_ref.A2" office:value-type="string">
            <text:p text:style-name="P6">2.738.000</text:p>
          </table:table-cell>
          <table:table-cell table:style-name="resultaat_5f_S1_5f_ref.A2" office:value-type="string">
            <text:p text:style-name="P6">Ins</text:p>
          </table:table-cell>
          <table:table-cell table:style-name="resultaat_5f_S1_5f_ref.A2" office:value-type="string">
            <text:p text:style-name="P6">Rru_A2352</text:p>
          </table:table-cell>
          <table:table-cell table:style-name="resultaat_5f_S1_5f_ref.E4" office:value-type="string">
            <text:p text:style-name="P6">6</text:p>
          </table:table-cell>
        </table:table-row>
      </table:table>
      <text:p text:style-name="Standard"/>
      <text:p text:style-name="Standard">Deleties : vermoedelijk geen</text:p>
      <text:p text:style-name="Standard"><text:tab/><text:span text:style-name="T1">automatische detectie hit 170+ keer, na visuele controle zijn deze regio's <text:tab/>“onbetrouwbaar”</text:span></text:p>
      <text:p text:style-name="P1"><text:tab/>NC_007641</text:p>
      <text:p text:style-name="P2"><text:tab/>10.400 – 11.800 </text:p>
      <text:p text:style-name="P2"><text:tab/>14.000 – 15.400 </text:p>
      <text:p text:style-name="P2"/>
      <text:p text:style-name="P2"><text:tab/><text:span text:style-name="T1">NC_007643</text:span></text:p>
      <text:p text:style-name="P2"><text:tab/>190.000 – 198.000</text:p>
      <text:p text:style-name="P2"/>
      <text:p text:style-name="P2"/>
      <text:p text:style-name="P1">NCBI referentie tegen S1H</text:p>
      <text:list xml:id="list99616796" text:style-name="L1">
        <text:list-item>
          <text:list>
            <text:list-item>
              <text:p text:style-name="P4">5 inserties op NC_007641 (plasmide)</text:p>
            </text:list-item>
            <text:list-item>
              <text:p text:style-name="P4">+/- 400 inserties op NC_007643</text:p>
            </text:list-item>
            <text:list-item>
              <text:p text:style-name="P4">3 deleties op NC_007641 (plasmide</text:p>
            </text:list-item>
            <text:list-item>
              <text:p text:style-name="P4">+/- 200 deleties op NC_007643<text:tab/>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B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venn </meta:initial-creator>
    <meta:creation-date>2012-03-09T11:06:24</meta:creation-date>
    <dc:date>2012-03-12T09:19:40</dc:date>
    <dc:creator>svenn </dc:creator>
    <meta:editing-duration>PT03H26M12S</meta:editing-duration>
    <meta:editing-cycles>23</meta:editing-cycles>
    <meta:generator>OpenOffice.org/3.2$Linux OpenOffice.org_project/320m12$Build-9483</meta:generator>
    <meta:document-statistic meta:table-count="1" meta:image-count="0" meta:object-count="0" meta:page-count="1" meta:paragraph-count="35" meta:word-count="90" meta:character-count="565"/>
  </office:meta>
</office:document-meta>
</file>